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23.59pt"/>
    </style:style>
    <style:style style:name="co3" style:family="table-column">
      <style:table-column-properties fo:break-before="auto" style:column-width="94.7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7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open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 style:data-style-name="N129">
      <style:text-properties style:font-name="Arial" fo:font-size="10pt" style:font-size-asian="10pt" style:font-size-complex="10pt"/>
    </style:style>
    <style:style style:name="ce3" style:family="table-cell" style:parent-style-name="Default" style:data-style-name="N128"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pen" table:style-name="ta1">
        <office:forms form:automatic-focus="false" form:apply-design-mode="false"/>
        <table:shapes>
          <draw:frame draw:z-index="0" draw:style-name="gr1" draw:text-style-name="P1" svg:width="396.51pt" svg:height="297.38pt" svg:x="55.16pt" svg:y="94.28pt">
            <loext:p draw:notify-on-update-of-ranges="open.A1:open.A1 open.A2:open.A5 open.B1:open.B1 open.B2:open.B5 open.C2:open.C5 open.C2:open.C5 open.D1:open.D1 open.D2:open.D5 open.E2:open.E5 open.E2:open.E5 open.F1:open.F1 open.F2:open.F5 open.G2:open.G5 open.G2:open.G5 open.H1:open.H1 open.H2:open.H5 open.I2:open.I5 open.I2:open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/>
          <table:table-cell office:value-type="string" calcext:value-type="string">
            <text:p>Linux 4.10</text:p>
          </table:table-cell>
          <table:table-cell/>
          <table:table-cell office:value-type="string" calcext:value-type="string">
            <text:p>Graphene on Linux 4.10</text:p>
          </table:table-cell>
          <table:table-cell/>
          <table:table-cell office:value-type="string" calcext:value-type="string">
            <text:p>Graphene-SGX (unbuffered)</text:p>
          </table:table-cell>
          <table:table-cell/>
          <table:table-cell office:value-type="string" calcext:value-type="string">
            <text:p>Graphene-SGX (buffere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 KB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82" calcext:value-type="float">
            <text:p>0.0082</text:p>
          </table:table-cell>
          <table:table-cell office:value-type="float" office:value="3.2757" calcext:value-type="float">
            <text:p>3.27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383" calcext:value-type="float">
            <text:p>383</text:p>
          </table:table-cell>
          <table:table-cell office:value-type="float" office:value="0.385" calcext:value-type="float">
            <text:p>0.385</text:p>
          </table:table-cell>
          <table:table-cell office:value-type="float" office:value="8.4463" calcext:value-type="float">
            <text:p>8.4463</text:p>
          </table:table-cell>
          <table:table-cell office:value-type="float" office:value="0.0396" calcext:value-type="float">
            <text:p>0.03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6 KB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087" calcext:value-type="float">
            <text:p>0.0087</text:p>
          </table:table-cell>
          <table:table-cell office:value-type="float" office:value="2.9803" calcext:value-type="float">
            <text:p>2.9803</text:p>
          </table:table-cell>
          <table:table-cell office:value-type="float" office:value="0.0171" calcext:value-type="float">
            <text:p>0.0171</text:p>
          </table:table-cell>
          <table:table-cell office:value-type="float" office:value="1359" calcext:value-type="float">
            <text:p>1359</text:p>
          </table:table-cell>
          <table:table-cell office:value-type="float" office:value="1.3893" calcext:value-type="float">
            <text:p>1.3893</text:p>
          </table:table-cell>
          <table:table-cell office:value-type="float" office:value="8.5155" calcext:value-type="float">
            <text:p>8.5155</text:p>
          </table:table-cell>
          <table:table-cell office:value-type="float" office:value="0.0578" calcext:value-type="float">
            <text:p>0.05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0022" calcext:value-type="float">
            <text:p>0.0022</text:p>
          </table:table-cell>
          <table:table-cell office:value-type="float" office:value="2.9973" calcext:value-type="float">
            <text:p>2.9973</text:p>
          </table:table-cell>
          <table:table-cell office:value-type="float" office:value="0.0101" calcext:value-type="float">
            <text:p>0.0101</text:p>
          </table:table-cell>
          <table:table-cell office:value-type="float" office:value="5287" calcext:value-type="float">
            <text:p>5287</text:p>
          </table:table-cell>
          <table:table-cell office:value-type="float" office:value="11.3531" calcext:value-type="float">
            <text:p>11.3531</text:p>
          </table:table-cell>
          <table:table-cell office:value-type="float" office:value="8.4366" calcext:value-type="float">
            <text:p>8.4366</text:p>
          </table:table-cell>
          <table:table-cell office:value-type="float" office:value="0.0481" calcext:value-type="float">
            <text:p>0.0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0018" calcext:value-type="float">
            <text:p>0.0018</text:p>
          </table:table-cell>
          <table:table-cell office:value-type="float" office:value="3.3057" calcext:value-type="float">
            <text:p>3.30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21046" calcext:value-type="float">
            <text:p>21046</text:p>
          </table:table-cell>
          <table:table-cell office:value-type="float" office:value="36.7268" calcext:value-type="float">
            <text:p>36.7268</text:p>
          </table:table-cell>
          <table:table-cell office:value-type="float" office:value="8.531" calcext:value-type="float">
            <text:p>8.531</text:p>
          </table:table-cell>
          <table:table-cell office:value-type="float" office:value="0.0619" calcext:value-type="float">
            <text:p>0.0619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" table:style-name="ta1">
        <office:forms form:automatic-focus="false" form:apply-design-mode="false"/>
        <table:shapes>
          <draw:frame draw:z-index="0" draw:style-name="gr1" draw:text-style-name="P1" svg:width="396.51pt" svg:height="297.38pt" svg:x="55.16pt" svg:y="94.28pt">
            <loext:p draw:notify-on-update-of-ranges="read.A2:read.A5 read.B1:read.B1 read.B2:read.B5 open.C2:open.C5 open.C2:open.C5 read.D1:read.D1 read.D2:read.D5 open.E2:open.E5 open.E2:open.E5 read.F1:read.F1 read.F2:read.F5 open.G2:open.G5 open.G2:open.G5 read.H1:read.H1 read.H2:read.H5 open.I2:open.I5 open.I2:open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Linux 4.10</text:p>
          </table:table-cell>
          <table:table-cell table:style-name="ce3"/>
          <table:table-cell office:value-type="string" calcext:value-type="string">
            <text:p>Graphene on Linux 4.10</text:p>
          </table:table-cell>
          <table:table-cell/>
          <table:table-cell office:value-type="string" calcext:value-type="string">
            <text:p>Graphene-SGX (insecure)</text:p>
          </table:table-cell>
          <table:table-cell/>
          <table:table-cell office:value-type="string" calcext:value-type="string">
            <text:p>Graphene-SGX (secu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 B</text:p>
          </table:table-cell>
          <table:table-cell table:style-name="ce2" office:value-type="float" office:value="0.122" calcext:value-type="float">
            <text:p>0.1220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0002" calcext:value-type="float">
            <text:p>0.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6 B</text:p>
          </table:table-cell>
          <table:table-cell table:style-name="ce2" office:value-type="float" office:value="0.1247" calcext:value-type="float">
            <text:p>0.1247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2306" calcext:value-type="float">
            <text:p>1.2306</text:p>
          </table:table-cell>
          <table:table-cell office:value-type="float" office:value="0.0057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KB</text:p>
          </table:table-cell>
          <table:table-cell table:style-name="ce2" office:value-type="float" office:value="0.1244" calcext:value-type="float">
            <text:p>0.1244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0208" calcext:value-type="float">
            <text:p>0.0208</text:p>
          </table:table-cell>
          <table:table-cell office:value-type="float" office:value="4.3673" calcext:value-type="float">
            <text:p>4.3673</text:p>
          </table:table-cell>
          <table:table-cell office:value-type="float" office:value="0.0199" calcext:value-type="float">
            <text:p>0.01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KB</text:p>
          </table:table-cell>
          <table:table-cell table:style-name="ce2" office:value-type="float" office:value="0.128" calcext:value-type="float">
            <text:p>0.1280</text:p>
          </table:table-cell>
          <table:table-cell table:style-name="ce2" office:value-type="float" office:value="0.0002" calcext:value-type="float">
            <text:p>0.0002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0832" calcext:value-type="float">
            <text:p>0.0832</text:p>
          </table:table-cell>
          <table:table-cell office:value-type="float" office:value="16.912" calcext:value-type="float">
            <text:p>16.912</text:p>
          </table:table-cell>
          <table:table-cell office:value-type="float" office:value="0.0731" calcext:value-type="float">
            <text:p>0.0731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k" table:style-name="ta1">
        <office:forms form:automatic-focus="false" form:apply-design-mode="false"/>
        <table:shapes>
          <draw:frame draw:z-index="0" draw:style-name="gr1" draw:text-style-name="P1" svg:width="463.18pt" svg:height="297.44pt" svg:x="55.16pt" svg:y="94.48pt">
            <loext:p draw:notify-on-update-of-ranges="fork.A2:fork.A5 fork.B1:fork.B1 fork.B2:fork.B5 open.C2:open.C5 open.C2:open.C5 fork.D1:fork.D1 fork.D2:fork.D5 open.E2:open.E5 open.E2:open.E5 fork.F1:fork.F1 fork.F2:fork.F5 open.G2:open.G5 open.G2:open.G5 fork.H1:fork.H1 fork.H2:fork.H5 open.I2:open.I5 open.I2:open.I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Linux 4.10</text:p>
          </table:table-cell>
          <table:table-cell table:style-name="ce3"/>
          <table:table-cell office:value-type="string" calcext:value-type="string">
            <text:p>Graphene (over RPC)</text:p>
          </table:table-cell>
          <table:table-cell/>
          <table:table-cell office:value-type="string" calcext:value-type="string">
            <text:p>Graphene+Bulk IPC</text:p>
          </table:table-cell>
          <table:table-cell/>
          <table:table-cell office:value-type="string" calcext:value-type="string">
            <text:p>Graphene-SGX (over RP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 MB</text:p>
          </table:table-cell>
          <table:table-cell table:style-name="ce2" office:value-type="float" office:value="92.222" calcext:value-type="float">
            <text:p>92.2220</text:p>
          </table:table-cell>
          <table:table-cell table:style-name="ce2" office:value-type="float" office:value="1.498" calcext:value-type="float">
            <text:p>1.4980</text:p>
          </table:table-cell>
          <table:table-cell office:value-type="float" office:value="8799.387" calcext:value-type="float">
            <text:p>8799.387</text:p>
          </table:table-cell>
          <table:table-cell office:value-type="float" office:value="57.23" calcext:value-type="float">
            <text:p>57.23</text:p>
          </table:table-cell>
          <table:table-cell office:value-type="float" office:value="948.1162" calcext:value-type="float">
            <text:p>948.1162</text:p>
          </table:table-cell>
          <table:table-cell office:value-type="float" office:value="7.467" calcext:value-type="float">
            <text:p>7.467</text:p>
          </table:table-cell>
          <table:table-cell office:value-type="float" office:value="820871" calcext:value-type="float">
            <text:p>820871</text:p>
          </table:table-cell>
          <table:table-cell office:value-type="float" office:value="2703" calcext:value-type="float">
            <text:p>2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 MB</text:p>
          </table:table-cell>
          <table:table-cell table:style-name="ce2" office:value-type="float" office:value="128.985" calcext:value-type="float">
            <text:p>128.9850</text:p>
          </table:table-cell>
          <table:table-cell table:style-name="ce2" office:value-type="float" office:value="4.4" calcext:value-type="float">
            <text:p>4.4000</text:p>
          </table:table-cell>
          <table:table-cell office:value-type="float" office:value="18094.727" calcext:value-type="float">
            <text:p>18094.727</text:p>
          </table:table-cell>
          <table:table-cell office:value-type="float" office:value="81.84" calcext:value-type="float">
            <text:p>81.84</text:p>
          </table:table-cell>
          <table:table-cell office:value-type="float" office:value="1429.649" calcext:value-type="float">
            <text:p>1429.649</text:p>
          </table:table-cell>
          <table:table-cell office:value-type="float" office:value="8.523" calcext:value-type="float">
            <text:p>8.523</text:p>
          </table:table-cell>
          <table:table-cell office:value-type="float" office:value="983310" calcext:value-type="float">
            <text:p>983310</text:p>
          </table:table-cell>
          <table:table-cell office:value-type="float" office:value="4022" calcext:value-type="float">
            <text:p>4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 MB</text:p>
          </table:table-cell>
          <table:table-cell table:style-name="ce2" office:value-type="float" office:value="135.417" calcext:value-type="float">
            <text:p>135.4170</text:p>
          </table:table-cell>
          <table:table-cell table:style-name="ce2" office:value-type="float" office:value="4.901" calcext:value-type="float">
            <text:p>4.9010</text:p>
          </table:table-cell>
          <table:table-cell office:value-type="float" office:value="35812.44" calcext:value-type="float">
            <text:p>35812.44</text:p>
          </table:table-cell>
          <table:table-cell office:value-type="float" office:value="66.812" calcext:value-type="float">
            <text:p>66.812</text:p>
          </table:table-cell>
          <table:table-cell office:value-type="float" office:value="2262.751" calcext:value-type="float">
            <text:p>2262.751</text:p>
          </table:table-cell>
          <table:table-cell office:value-type="float" office:value="8.945" calcext:value-type="float">
            <text:p>8.945</text:p>
          </table:table-cell>
          <table:table-cell office:value-type="float" office:value="1993387" calcext:value-type="float">
            <text:p>1993387</text:p>
          </table:table-cell>
          <table:table-cell office:value-type="float" office:value="34951" calcext:value-type="float">
            <text:p>349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8 MB</text:p>
          </table:table-cell>
          <table:table-cell table:style-name="ce2" office:value-type="float" office:value="156.571" calcext:value-type="float">
            <text:p>156.5710</text:p>
          </table:table-cell>
          <table:table-cell table:style-name="ce2" office:value-type="float" office:value="2.8" calcext:value-type="float">
            <text:p>2.8000</text:p>
          </table:table-cell>
          <table:table-cell office:value-type="float" office:value="70940.35" calcext:value-type="float">
            <text:p>70940.35</text:p>
          </table:table-cell>
          <table:table-cell office:value-type="float" office:value="71.354" calcext:value-type="float">
            <text:p>71.354</text:p>
          </table:table-cell>
          <table:table-cell office:value-type="float" office:value="4014.441" calcext:value-type="float">
            <text:p>4014.441</text:p>
          </table:table-cell>
          <table:table-cell office:value-type="float" office:value="10.352" calcext:value-type="float">
            <text:p>10.352</text:p>
          </table:table-cell>
          <table:table-cell office:value-type="float" office:value="2679482" calcext:value-type="float">
            <text:p>2679482</text:p>
          </table:table-cell>
          <table:table-cell office:value-type="float" office:value="263227" calcext:value-type="float">
            <text:p>263227</text:p>
          </table:table-cell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em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min-integer-digits="1"/>
      <number:text>µs</number:text>
    </number:number-style>
    <number:number-style style:name="N126">
      <number:number number:decimal-places="0" loext:min-decimal-places="0" number:min-integer-digits="0" number:grouping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" style:display-name="PageStyle_op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k" style:display-name="PageStyle_for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ad" style:display-name="PageStyle_rea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a-Che Tsai</meta:initial-creator>
    <meta:creation-date>2016-11-11T18:12:47</meta:creation-date>
    <dc:date>2017-10-08T18:28:20.961728243</dc:date>
    <meta:generator>LibreOffice/5.1.6.2$Linux_X86_64 LibreOffice_project/10m0$Build-2</meta:generator>
    <meta:editing-duration>PT39M37S</meta:editing-duration>
    <meta:editing-cycles>9</meta:editing-cycles>
    <meta:document-statistic meta:table-count="3" meta:cell-count="121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6">
      <style:chart-properties chart:display-label="true" chart:logarithmic="true" chart:minimum="0.1" chart:maximum="25000" chart:origin="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6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6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6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6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989cm" svg:height="10.492cm" xlink:href=".." xlink:type="simple" chart:class="chart:bar" chart:style-name="ch1">
        <chart:legend chart:legend-position="top" svg:x="0.442cm" svg:y="0.185cm" style:legend-expansion="wide" chart:style-name="ch2"/>
        <chart:plot-area chart:style-name="ch3" table:cell-range-address="open.A1:open.B5 open.D1:open.D5 open.F1:open.F5 open.H1:open.H5" chart:data-source-has-labels="both" svg:x="1.811cm" svg:y="2.245cm" svg:width="11.898cm" svg:height="6.534cm">
          <chartooo:coordinate-region svg:x="3.459cm" svg:y="2.245cm" svg:width="10.25cm" svg:height="5.649cm"/>
          <chart:axis chart:dimension="x" chart:name="primary-x" chart:style-name="ch4" chartooo:axis-type="auto">
            <chartooo:date-scale/>
            <chart:title svg:x="6.204cm" svg:y="8.948cm" chart:style-name="ch5">
              <text:p>Opening file size</text:p>
            </chart:title>
            <chart:categories table:cell-range-address="open.A2:open.A5"/>
          </chart:axis>
          <chart:axis chart:dimension="y" chart:name="primary-y" chart:style-name="ch6">
            <chart:title svg:x="0.451cm" svg:y="8.427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open.B2:open.B5" chart:label-cell-address="open.B1:open.B1" chart:class="chart:bar">
            <chart:error-indicator chart:style-name="ch10" chart:dimension="y"/>
            <chart:data-point chart:repeated="4"/>
          </chart:series>
          <chart:series chart:style-name="ch11" chart:values-cell-range-address="open.D2:open.D5" chart:label-cell-address="open.D1:open.D1" chart:class="chart:bar">
            <chart:error-indicator chart:style-name="ch12" chart:dimension="x"/>
            <chart:data-point chart:repeated="4"/>
          </chart:series>
          <chart:series chart:style-name="ch13" chart:values-cell-range-address="open.F2:open.F5" chart:label-cell-address="open.F1:open.F1" chart:class="chart:bar">
            <chart:error-indicator chart:style-name="ch14" chart:dimension="x"/>
            <chart:data-point chart:repeated="4"/>
          </chart:series>
          <chart:series chart:style-name="ch15" chart:values-cell-range-address="open.H2:open.H5" chart:label-cell-address="open.H1:open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 4.10</text:p>
                <draw:g>
                  <svg:desc>open.B1:open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 on Linux 4.10</text:p>
                <draw:g>
                  <svg:desc>open.D1:open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-SGX (unbuffered)</text:p>
                <draw:g>
                  <svg:desc>open.F1:open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buffered)</text:p>
                <draw:g>
                  <svg:desc>open.H1:open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 KB</text:p>
                <draw:g>
                  <svg:desc>open.A2:open.A5</svg:desc>
                </draw:g>
              </table:table-cell>
              <table:table-cell office:value-type="float" office:value="0.862">
                <text:p>0.862</text:p>
                <draw:g>
                  <svg:desc>open.B2:open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3.2757">
                <text:p>3.2757</text:p>
                <draw:g>
                  <svg:desc>open.D2:open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383">
                <text:p>383</text:p>
                <draw:g>
                  <svg:desc>open.F2:open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8.4463">
                <text:p>8.4463</text:p>
                <draw:g>
                  <svg:desc>open.H2:open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256 KB</text:p>
              </table:table-cell>
              <table:table-cell office:value-type="float" office:value="0.8867">
                <text:p>0.8867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2.9803">
                <text:p>2.9803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1359">
                <text:p>135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8.5155">
                <text:p>8.5155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1 MB</text:p>
              </table:table-cell>
              <table:table-cell office:value-type="float" office:value="0.8717">
                <text:p>0.8717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2.9973">
                <text:p>2.9973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5287">
                <text:p>5287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8.4366">
                <text:p>8.4366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4 MB</text:p>
              </table:table-cell>
              <table:table-cell office:value-type="float" office:value="0.8596">
                <text:p>0.8596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3.3057">
                <text:p>3.3057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21046">
                <text:p>21046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8.531">
                <text:p>8.531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6">
      <style:chart-properties chart:display-label="true" chart:logarithmic="true" chart:minimum="0.01" chart:maximum="20" chart:origin="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6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6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6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6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4cm"/>
    </style:style>
    <style:style style:name="P1" style:family="paragraph">
      <style:text-properties fo:font-family="'Times New Roman'" style:font-style-name="Regular" style:font-family-generic="roman" style:font-pitch="variable" fo:font-size="16pt" style:font-size-asian="24pt" style:font-size-complex="24pt"/>
    </style:style>
    <style:style style:name="P2" style:family="paragraph">
      <loext:graphic-properties draw:fill="none" draw:fill-color="#ffffff"/>
      <style:text-properties fo:font-family="'Times New Roman'" style:font-style-name="Regular" style:font-family-generic="roman" style:font-pitch="variable" fo:font-size="16pt" style:font-size-asian="24pt" style:font-size-complex="24pt"/>
    </style:style>
    <style:style style:name="T1" style:family="text">
      <style:text-properties fo:font-family="'Times New Roman'" style:font-style-name="Regular" style:font-family-generic="roman" style:font-pitch="variable" fo:font-size="16pt" style:font-size-asian="24pt" style:font-size-complex="24pt"/>
    </style:style>
  </office:automatic-styles>
  <office:body>
    <office:chart>
      <chart:chart svg:width="13.989cm" svg:height="10.492cm" xlink:href=".." xlink:type="simple" chart:class="chart:bar" chart:style-name="ch1">
        <chart:legend chart:legend-position="top" svg:x="0.961cm" svg:y="0.185cm" style:legend-expansion="wide" chart:style-name="ch2"/>
        <chart:plot-area chart:style-name="ch3" table:cell-range-address="read.A2:read.B5 read.A1:read.B1 read.D1:read.D5 read.F1:read.F5 read.H1:read.H5" chart:data-source-has-labels="both" svg:x="2.7cm" svg:y="2.245cm" svg:width="11.009cm" svg:height="6.533cm">
          <chartooo:coordinate-region svg:x="3.459cm" svg:y="2.245cm" svg:width="10.25cm" svg:height="5.648cm"/>
          <chart:axis chart:dimension="x" chart:name="primary-x" chart:style-name="ch4" chartooo:axis-type="auto">
            <chartooo:date-scale/>
            <chart:title svg:x="5.371cm" svg:y="8.951cm" chart:style-name="ch5">
              <text:p>Reading file chunk size</text:p>
            </chart:title>
            <chart:categories table:cell-range-address="read.A2:read.A5"/>
          </chart:axis>
          <chart:axis chart:dimension="y" chart:name="primary-y" chart:style-name="ch6">
            <chart:title svg:x="0.452cm" svg:y="8.426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read.B2:read.B5" chart:label-cell-address="read.B1:read.B1" chart:class="chart:bar">
            <chart:error-indicator chart:style-name="ch10" chart:dimension="y"/>
            <chart:data-point chart:repeated="4"/>
          </chart:series>
          <chart:series chart:style-name="ch11" chart:values-cell-range-address="read.D2:read.D5" chart:label-cell-address="read.D1:read.D1" chart:class="chart:bar">
            <chart:error-indicator chart:style-name="ch12" chart:dimension="x"/>
            <chart:data-point chart:repeated="4"/>
          </chart:series>
          <chart:series chart:style-name="ch13" chart:values-cell-range-address="read.F2:read.F5" chart:label-cell-address="read.F1:read.F1" chart:class="chart:bar">
            <chart:error-indicator chart:style-name="ch14" chart:dimension="x"/>
            <chart:data-point chart:repeated="4"/>
          </chart:series>
          <chart:series chart:style-name="ch15" chart:values-cell-range-address="read.H2:read.H5" chart:label-cell-address="read.H1:read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draw:frame draw:style-name="gr1" draw:text-style-name="P2" svg:width="0.874cm" svg:height="0.794cm" svg:x="2.435cm" svg:y="5.878cm">
          <draw:text-box>
            <text:p text:style-name="P1"><text:span text:style-name="T1">0.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 4.10</text:p>
                <draw:g>
                  <svg:desc>read.B1:read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 on Linux 4.10</text:p>
                <draw:g>
                  <svg:desc>read.D1:read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-SGX (insecure)</text:p>
                <draw:g>
                  <svg:desc>read.F1:read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secure)</text:p>
                <draw:g>
                  <svg:desc>read.H1:read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 B</text:p>
                <draw:g>
                  <svg:desc>read.A2:read.A5</svg:desc>
                </draw:g>
              </table:table-cell>
              <table:table-cell office:value-type="float" office:value="0.122">
                <text:p>0.122</text:p>
                <draw:g>
                  <svg:desc>read.B2:read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1753">
                <text:p>0.1753</text:p>
                <draw:g>
                  <svg:desc>read.D2:read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1812">
                <text:p>0.1812</text:p>
                <draw:g>
                  <svg:desc>read.F2:read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4635">
                <text:p>0.4635</text:p>
                <draw:g>
                  <svg:desc>read.H2:read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256 B</text:p>
              </table:table-cell>
              <table:table-cell office:value-type="float" office:value="0.1247">
                <text:p>0.1247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0.1751">
                <text:p>0.1751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0.1839">
                <text:p>0.183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1.2306">
                <text:p>1.2306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1 KB</text:p>
              </table:table-cell>
              <table:table-cell office:value-type="float" office:value="0.1244">
                <text:p>0.1244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0.1762">
                <text:p>0.1762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0.1907">
                <text:p>0.1907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4.3673">
                <text:p>4.3673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4 KB</text:p>
              </table:table-cell>
              <table:table-cell office:value-type="float" office:value="0.128">
                <text:p>0.128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0.1733">
                <text:p>0.1733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0.2353">
                <text:p>0.2353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16.912">
                <text:p>16.912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6">
      <style:chart-properties chart:display-label="true" chart:logarithmic="true" chart:minimum="1" chart:maximum="1000000" chart:origin="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6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6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6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6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41cm" svg:height="10.494cm" xlink:href=".." xlink:type="simple" chart:class="chart:bar" chart:style-name="ch1">
        <chart:legend chart:legend-position="top" svg:x="2.359cm" svg:y="0.184cm" style:legend-expansion="wide" chart:style-name="ch2"/>
        <chart:plot-area chart:style-name="ch3" table:cell-range-address="fork.A2:fork.B5 fork.A1:fork.B1 fork.D1:fork.D5 fork.F1:fork.F5 fork.H1:fork.H5" chart:data-source-has-labels="both" svg:x="1.757cm" svg:y="1.969cm" svg:width="14.256cm" svg:height="6.81cm">
          <chartooo:coordinate-region svg:x="4.04cm" svg:y="2.245cm" svg:width="11.973cm" svg:height="5.649cm"/>
          <chart:axis chart:dimension="x" chart:name="primary-x" chart:style-name="ch4" chartooo:axis-type="auto">
            <chartooo:date-scale/>
            <chart:title svg:x="7.136cm" svg:y="8.956cm" chart:style-name="ch5">
              <text:p>Process memory size</text:p>
            </chart:title>
            <chart:categories table:cell-range-address="fork.A2:fork.A5"/>
          </chart:axis>
          <chart:axis chart:dimension="y" chart:name="primary-y" chart:style-name="ch6">
            <chart:title svg:x="0.528cm" svg:y="8.426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fork.B2:fork.B5" chart:label-cell-address="fork.B1:fork.B1" chart:class="chart:bar">
            <chart:error-indicator chart:style-name="ch10" chart:dimension="y"/>
            <chart:data-point chart:repeated="4"/>
          </chart:series>
          <chart:series chart:style-name="ch11" chart:values-cell-range-address="fork.D2:fork.D5" chart:label-cell-address="fork.D1:fork.D1" chart:class="chart:bar">
            <chart:error-indicator chart:style-name="ch12" chart:dimension="x"/>
            <chart:data-point chart:repeated="4"/>
          </chart:series>
          <chart:series chart:style-name="ch13" chart:values-cell-range-address="fork.F2:fork.F5" chart:label-cell-address="fork.F1:fork.F1" chart:class="chart:bar">
            <chart:error-indicator chart:style-name="ch14" chart:dimension="x"/>
            <chart:data-point chart:repeated="4"/>
          </chart:series>
          <chart:series chart:style-name="ch15" chart:values-cell-range-address="fork.H2:fork.H5" chart:label-cell-address="fork.H1:fork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 4.10</text:p>
                <draw:g>
                  <svg:desc>fork.B1:fork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 (over RPC)</text:p>
                <draw:g>
                  <svg:desc>fork.D1:fork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+Bulk IPC</text:p>
                <draw:g>
                  <svg:desc>fork.F1:fork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over RPC)</text:p>
                <draw:g>
                  <svg:desc>fork.H1:fork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6 MB</text:p>
                <draw:g>
                  <svg:desc>fork.A2:fork.A5</svg:desc>
                </draw:g>
              </table:table-cell>
              <table:table-cell office:value-type="float" office:value="92.222">
                <text:p>92.222</text:p>
                <draw:g>
                  <svg:desc>fork.B2:fork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8799.387">
                <text:p>8799.387</text:p>
                <draw:g>
                  <svg:desc>fork.D2:fork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948.1162">
                <text:p>948.1162</text:p>
                <draw:g>
                  <svg:desc>fork.F2:fork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820871">
                <text:p>820871</text:p>
                <draw:g>
                  <svg:desc>fork.H2:fork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32 MB</text:p>
              </table:table-cell>
              <table:table-cell office:value-type="float" office:value="128.985">
                <text:p>128.985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18094.727">
                <text:p>18094.727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1429.649">
                <text:p>1429.64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983310">
                <text:p>983310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64 MB</text:p>
              </table:table-cell>
              <table:table-cell office:value-type="float" office:value="135.417">
                <text:p>135.417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35812.44">
                <text:p>35812.44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2262.751">
                <text:p>2262.751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1993387">
                <text:p>1993387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128 MB</text:p>
              </table:table-cell>
              <table:table-cell office:value-type="float" office:value="156.571">
                <text:p>156.571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70940.35">
                <text:p>70940.35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4014.441">
                <text:p>4014.441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2679482">
                <text:p>2679482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